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3" style:family="paragraph" style:parent-style-name="Standard">
      <style:paragraph-properties fo:margin-left="0.508cm" fo:margin-right="0.529cm" fo:line-height="200%" fo:text-indent="0cm" style:auto-text-indent="false"/>
    </style:style>
    <style:style style:name="P4" style:family="paragraph" style:parent-style-name="Standard">
      <style:paragraph-properties fo:margin-left="0.508cm" fo:margin-right="0.529cm" fo:line-height="150%" fo:text-indent="0cm" style:auto-text-indent="false"/>
      <style:text-properties officeooo:rsid="0007af8f" officeooo:paragraph-rsid="0007af8f"/>
    </style:style>
    <style:style style:name="P5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6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7af8f" officeooo:paragraph-rsid="0007af8f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8b59f" officeooo:paragraph-rsid="0008b59f" style:font-size-asian="12.25pt" style:font-size-complex="14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7af8f" style:font-size-asian="12.25pt" style:font-size-complex="14pt"/>
    </style:style>
    <style:style style:name="T3" style:family="text">
      <style:text-properties fo:font-size="14pt" officeooo:rsid="0008b59f" style:font-size-asian="12.25pt" style:font-size-complex="14pt"/>
    </style:style>
    <style:style style:name="T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3.109cm" svg:y1="27.567cm" svg:x2="3.111cm" svg:y2="29.046cm">
          <text:p/>
        </draw:line>
        <draw:line draw:style-name="gr2" draw:text-style-name="P9" svg:x1="2.122cm" svg:y1="27.556cm" svg:x2="20.383cm" svg:y2="27.556cm">
          <text:p/>
        </draw:line>
        <draw:line draw:style-name="gr2" draw:text-style-name="P9" svg:x1="4.108cm" svg:y1="27.567cm" svg:x2="4.11cm" svg:y2="29.046cm">
          <text:p/>
        </draw:line>
        <draw:line draw:style-name="gr2" draw:text-style-name="P9" svg:x1="6.607cm" svg:y1="27.567cm" svg:x2="6.609cm" svg:y2="29.046cm">
          <text:p/>
        </draw:line>
        <draw:line draw:style-name="gr2" draw:text-style-name="P9" svg:x1="8.105cm" svg:y1="27.581cm" svg:x2="8.107cm" svg:y2="29.046cm">
          <text:p/>
        </draw:line>
        <draw:line draw:style-name="gr2" draw:text-style-name="P9" svg:x1="9.107cm" svg:y1="27.567cm" svg:x2="9.109cm" svg:y2="29.032cm">
          <text:p/>
        </draw:line>
        <draw:line draw:style-name="gr2" draw:text-style-name="P9" svg:x1="19.401cm" svg:y1="27.567cm" svg:x2="19.405cm" svg:y2="29.046cm">
          <text:p/>
        </draw:line>
        <draw:line draw:style-name="gr3" draw:text-style-name="P9" svg:x1="2.122cm" svg:y1="28.053cm" svg:x2="9.091cm" svg:y2="28.055cm">
          <text:p/>
        </draw:line>
        <draw:line draw:style-name="gr2" draw:text-style-name="P9" svg:x1="2.122cm" svg:y1="28.558cm" svg:x2="9.091cm" svg:y2="28.558cm">
          <text:p/>
        </draw:line>
        <draw:line draw:style-name="gr3" draw:text-style-name="P9" svg:x1="19.412cm" svg:y1="28.06cm" svg:x2="20.39cm" svg:y2="28.06cm">
          <text:p/>
        </draw:line>
        <draw:frame draw:style-name="gr4" draw:text-style-name="P11" svg:width="0.913cm" svg:height="0.435cm" svg:x="2.159cm" svg:y="28.578cm">
          <draw:text-box>
            <text:p text:style-name="P10"><text:span text:style-name="T4">Изм.</text:span></text:p>
          </draw:text-box>
        </draw:frame>
        <draw:frame draw:style-name="gr4" draw:text-style-name="P11" svg:width="0.914cm" svg:height="0.435cm" svg:x="3.149cm" svg:y="28.578cm">
          <draw:text-box>
            <text:p text:style-name="P10"><text:span text:style-name="T4">Лист</text:span></text:p>
          </draw:text-box>
        </draw:frame>
        <draw:frame draw:style-name="gr4" draw:text-style-name="P11" svg:width="2.349cm" svg:height="0.435cm" svg:x="4.184cm" svg:y="28.578cm">
          <draw:text-box>
            <text:p text:style-name="P10"><text:span text:style-name="T4">№ </text:span><text:span text:style-name="T4">докум.</text:span></text:p>
          </draw:text-box>
        </draw:frame>
        <draw:frame draw:style-name="gr4" draw:text-style-name="P13" svg:width="1.405cm" svg:height="0.435cm" svg:x="6.664cm" svg:y="28.578cm">
          <draw:text-box>
            <text:p text:style-name="P12"><text:span text:style-name="T4">Подпись</text:span></text:p>
          </draw:text-box>
        </draw:frame>
        <draw:frame draw:style-name="gr4" draw:text-style-name="P11" svg:width="0.914cm" svg:height="0.435cm" svg:x="8.15cm" svg:y="28.578cm">
          <draw:text-box>
            <text:p text:style-name="P10"><text:span text:style-name="T4">Дата</text:span></text:p>
          </draw:text-box>
        </draw:frame>
        <draw:frame draw:style-name="gr4" draw:text-style-name="P11" svg:width="0.914cm" svg:height="0.436cm" svg:x="19.44cm" svg:y="27.606cm">
          <draw:text-box>
            <text:p text:style-name="P10"><text:span text:style-name="T4">Лист</text:span></text:p>
          </draw:text-box>
        </draw:frame>
        <draw:frame draw:style-name="gr4" draw:text-style-name="P11" svg:width="0.914cm" svg:height="0.599cm" svg:x="19.44cm" svg:y="28.257cm">
          <draw:text-box>
            <text:p text:style-name="P10"><text:span text:style-name="T5">25</text:span></text:p>
          </draw:text-box>
        </draw:frame>
        <draw:frame draw:style-name="gr4" draw:text-style-name="P14" svg:width="10.125cm" svg:height="0.682cm" svg:x="9.194cm" svg:y="27.954cm">
          <draw:text-box>
            <text:p text:style-name="P10"><text:span text:style-name="T6">КР-АПИ(Ф)НГТУ-210200.65-(АВР09-1)-08-13</text:span></text:p>
          </draw:text-box>
        </draw:frame>
      </draw:g>
      <text:p text:style-name="P5"/>
      <text:p text:style-name="P3"><text:tab/><text:span text:style-name="T2">Список используемой литературы</text:span></text:p>
      <text:p text:style-name="P6">1. Конструирование и технология микросхем: курсовое проектирование.; под редакцией П.А. Коледова. – М.:Высшая школа, 1984. – 380с.</text:p>
      <text:p text:style-name="P6">2. Материалы и элементная база: учебное пособие.; под редакцией Никифорова Э.В. – М.:МАИ, 1995. – 728с.</text:p>
      <text:p text:style-name="P4"><text:span text:style-name="T1">3. Полупроводниковые приборы: справочник.; под редакцией Горюнова Н.Н. – </text:span><text:span text:style-name="T3">М.:Энергоиздат, 1982. – 369с.</text:span></text:p>
      <text:p text:style-name="P7">4. Конструирование и расчет микросхем и микропроцессоров: учебное пособие для вузов./Коноплев Б.Г., Пономарев М.Ф. – М.: Радио и связь, 1986. – 272с.</text:p>
      <text:p text:style-name="P7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45:48.496000000</dc:date>
    <meta:editing-duration>PT28M10S</meta:editing-duration>
    <meta:editing-cycles>11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6" meta:word-count="63" meta:character-count="516" meta:non-whitespace-character-count="448"/>
  </office:meta>
</office:document-meta>
</file>